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-width="0.5cm" draw:fill="none" draw:fill-color="#000000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0pt"/>
    </style:style>
    <style:style style:name="P4" style:family="paragraph">
      <style:paragraph-properties fo:text-align="center"/>
      <style:text-properties fo:font-size="24pt" fo:font-weight="bold"/>
    </style:style>
    <style:style style:name="P5" style:family="paragraph">
      <style:paragraph-properties fo:text-align="center"/>
      <style:text-properties fo:font-size="40pt"/>
    </style:style>
    <style:style style:name="T1" style:family="text">
      <style:text-properties fo:font-size="40pt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72cm" svg:y1="7.997cm" svg:x2="10.981cm" svg:y2="10.005cm">
          <text:p/>
        </draw:line>
        <draw:line draw:style-name="gr1" draw:text-style-name="P1" draw:layer="layout" svg:x1="10.987cm" svg:y1="10.036cm" svg:x2="13.828cm" svg:y2="10.036cm">
          <text:p/>
        </draw:line>
        <draw:line draw:style-name="gr1" draw:text-style-name="P1" draw:layer="layout" svg:x1="13.46cm" svg:y1="10.035cm" svg:x2="17.099cm" svg:y2="10.035cm">
          <text:p/>
        </draw:line>
        <draw:custom-shape draw:style-name="gr2" draw:text-style-name="P1" draw:layer="layout" svg:width="1.007cm" svg:height="1.431cm" draw:transform="rotate (1.5707963267946) translate (17.093cm 10.54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972cm" svg:y1="12.023cm" svg:x2="10.981cm" svg:y2="10.015cm">
          <text:p/>
        </draw:line>
        <draw:custom-shape draw:style-name="gr3" draw:text-style-name="P3" draw:layer="layout" svg:width="6.845cm" svg:height="3.88cm" svg:x="1.785cm" svg:y="3.353cm">
          <text:p text:style-name="P2"><text:span text:style-name="T1">ca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845cm" svg:height="3.88cm" svg:x="1.786cm" svg:y="7.253cm">
          <text:p text:style-name="P2"><text:span text:style-name="T1">CaMK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44cm" svg:height="1.344cm" svg:x="10.079cm" svg:y="9.336cm">
          <text:p text:style-name="P2"><text:span text:style-name="T2">&amp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layer="layout" svg:width="3.928cm" svg:height="3.928cm" svg:x="5.203cm" svg:y="11.814cm">
          <text:p text:style-name="P2"><text:span text:style-name="T1">Ca2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" draw:text-style-name="P1" draw:layer="layout" svg:x1="18.992cm" svg:y1="8.016cm" svg:x2="18.992cm" svg:y2="11.655cm">
          <text:p/>
        </draw:line>
        <draw:custom-shape draw:style-name="gr5" draw:text-style-name="P1" draw:layer="layout" svg:width="1.007cm" svg:height="1.431cm" draw:transform="rotate (3.1415926535892) translate (19.493cm 13.053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845cm" svg:height="3.88cm" svg:x="15.486cm" svg:y="3.353cm">
          <text:p text:style-name="P2"><text:span text:style-name="T1">Gl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27cm" svg:x="20.214cm" svg:y="6.5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6.845cm" svg:height="3.88cm" svg:x="15.487cm" svg:y="13.954cm">
          <text:p text:style-name="P2"><text:span text:style-name="T1">Gl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27cm" svg:height="1.27cm" svg:x="20.215cm" svg:y="17.189cm">
          <text:p text:style-name="P2"><text:span text:style-name="T2">P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GB" style:font-family-complex="'Bitstream Vera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creation-date>2006-09-20T09:37:57</meta:creation-date>
    <dc:date>2006-10-06T00:05:58</dc:date>
    <dc:language>en-GB</dc:language>
    <meta:editing-cycles>16</meta:editing-cycles>
    <meta:editing-duration>PT4H2M1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